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54cm" fo:min-width="2.904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2.888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3.963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8.425cm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3.5cm" svg:height="1cm" svg:x="2cm" svg:y="2cm">
          <text:p text:style-name="P1"><text:span text:style-name="T1">Nieśledz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.75cm" svg:y1="2.999cm" svg:x2="3.7cm" svg:y2="12.1cm">
          <text:p/>
        </draw:line>
        <draw:custom-shape draw:style-name="gr1" draw:text-style-name="P2" draw:layer="layout" svg:width="3.5cm" svg:height="1cm" svg:x="7.134cm" svg:y="2cm">
          <text:p text:style-name="P1"><text:span text:style-name="T1">Nie zmodyfikow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8.892cm" svg:y1="2.998cm" svg:x2="8.892cm" svg:y2="12cm">
          <text:p/>
        </draw:line>
        <draw:custom-shape draw:style-name="gr1" draw:text-style-name="P2" draw:layer="layout" svg:width="3.5cm" svg:height="1cm" svg:x="12.3cm" svg:y="2cm">
          <text:p text:style-name="P1"><text:span text:style-name="T1">Zmodyfikow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05cm" svg:y1="3cm" svg:x2="14.1cm" svg:y2="12cm">
          <text:p/>
        </draw:line>
        <draw:custom-shape draw:style-name="gr1" draw:text-style-name="P5" draw:layer="layout" svg:width="3.5cm" svg:height="1cm" svg:x="17.4cm" svg:y="2cm">
          <text:p text:style-name="P4"><text:span text:style-name="T2">Magazy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9.175cm" svg:y1="3cm" svg:x2="19.175cm" svg:y2="12cm">
          <text:p/>
        </draw:line>
        <draw:custom-shape draw:style-name="gr3" draw:text-style-name="P6" draw:layer="layout" svg:width="15.3cm" svg:height="1.2cm" svg:x="3.8cm" svg:y="3.9cm">
          <text:p text:style-name="P4"><text:span text:style-name="T3">Dodanie plików (add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5.1cm" svg:height="1.2cm" svg:x="8.9cm" svg:y="5.6cm">
          <text:p text:style-name="P4"><text:span text:style-name="T3">Edycja pliku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5.1cm" svg:height="1.2cm" svg:x="14cm" svg:y="7cm">
          <text:p text:style-name="P4"><text:span text:style-name="T3">Dodanie plików (add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5.1cm" svg:height="1.2cm" svg:x="3.8cm" svg:y="8.7cm">
          <text:p text:style-name="P4"><text:span text:style-name="T3">Usunięcie pliku (rm)</text:span></text:p>
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0.2cm" svg:height="1.2cm" svg:x="8.9cm" svg:y="10cm">
          <text:p text:style-name="P4"><text:span text:style-name="T3">Zatwierdzenie zmian (commit)</text:span></text:p>
          <draw:enhanced-geometry svg:viewBox="0 0 21600 21600" draw:text-areas="0 ?f0 ?f5 ?f2" draw:mirror-vertical="fals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6T01:59:27.403000000</meta:creation-date>
    <dc:date>2020-05-06T02:14:38.091000000</dc:date>
    <meta:editing-duration>PT4M49S</meta:editing-duration>
    <meta:editing-cycles>1</meta:editing-cycles>
    <meta:document-statistic meta:object-count="13"/>
    <meta:generator>LibreOffice/6.4.2.2$Windows_X86_64 LibreOffice_project/4e471d8c02c9c90f512f7f9ead8875b57fcb1ec3</meta:generator>
  </office:meta>
</office:document-meta>
</file>